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498cm" style:rel-column-width="2550*"/>
    </style:style>
    <style:style style:name="Table1.B" style:family="table-column">
      <style:table-column-properties style:column-width="13.092cm" style:rel-column-width="74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2775e" officeooo:paragraph-rsid="0002775e"/>
    </style:style>
    <style:style style:name="P2" style:family="paragraph" style:parent-style-name="Table_20_Contents">
      <style:text-properties officeooo:rsid="0002775e" officeooo:paragraph-rsid="0002775e"/>
    </style:style>
    <style:style style:name="P3" style:family="paragraph" style:parent-style-name="Table_20_Contents">
      <style:text-properties fo:font-weight="bold" officeooo:rsid="0002775e" officeooo:paragraph-rsid="0002775e" style:font-weight-asian="bold" style:font-weight-complex="bold"/>
    </style:style>
    <style:style style:name="P4" style:family="paragraph" style:parent-style-name="Table_20_Contents">
      <style:text-properties officeooo:rsid="00037a61" officeooo:paragraph-rsid="00037a61"/>
    </style:style>
    <style:style style:name="P5" style:family="paragraph" style:parent-style-name="Table_20_Contents">
      <style:text-properties officeooo:paragraph-rsid="0003a2b0"/>
    </style:style>
    <style:style style:name="P6" style:family="paragraph" style:parent-style-name="Table_20_Contents">
      <style:text-properties officeooo:rsid="000405a6" officeooo:paragraph-rsid="000405a6"/>
    </style:style>
    <style:style style:name="T1" style:family="text">
      <style:text-properties officeooo:rsid="0002775e"/>
    </style:style>
    <style:style style:name="T2" style:family="text">
      <style:text-properties officeooo:rsid="0003a2b0"/>
    </style:style>
    <style:style style:name="T3" style:family="text">
      <style:text-properties officeooo:rsid="000405a6"/>
    </style:style>
    <style:style style:name="T4" style:family="text">
      <style:text-properties officeooo:rsid="00052e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905951239424">
          <table:table-cell table:style-name="Table1.A1" office:value-type="string">
            <text:p text:style-name="P3">Entités</text:p>
          </table:table-cell>
          <table:table-cell table:style-name="Table1.B1" office:value-type="string">
            <text:p text:style-name="P3">Attributs</text:p>
          </table:table-cell>
        </table:table-row>
        <table:table-row table:style-name="TableLine93905951239424">
          <table:table-cell table:style-name="Table1.A2" office:value-type="string">
            <text:p text:style-name="P2">Site web</text:p>
          </table:table-cell>
          <table:table-cell table:style-name="Table1.B2" office:value-type="string">
            <text:p text:style-name="P5"><text:span text:style-name="T2">#</text:span><text:span text:style-name="T3">dossier client, intervention</text:span><text:span text:style-name="T4">s</text:span><text:span text:style-name="T3">, pièces, temps facturées, <text:s/>factures,</text:span></text:p>
          </table:table-cell>
        </table:table-row>
        <table:table-row table:style-name="TableLine93905951239424">
          <table:table-cell table:style-name="Table1.A2" office:value-type="string">
            <text:p text:style-name="P2">App. mobile</text:p>
          </table:table-cell>
          <table:table-cell table:style-name="Table1.B2" office:value-type="string">
            <text:p text:style-name="P4">Cédule de travail, <text:span text:style-name="T2">itinéraire, adresse destination, heure du rendez-vous, électroménagé, nature intervention, </text:span><text:span text:style-name="T3">facture client.</text:span></text:p>
          </table:table-cell>
        </table:table-row>
        <table:table-row table:style-name="TableLine93905951239424">
          <table:table-cell table:style-name="Table1.A2" office:value-type="string">
            <text:p text:style-name="P2">Clients</text:p>
          </table:table-cell>
          <table:table-cell table:style-name="Table1.B2" office:value-type="string">
            <text:p text:style-name="P5"><text:span text:style-name="T2">#Clients </text:span><text:span text:style-name="T1">#téléphone, rendez-vous, authentifications d’utilisateurs(nom, mot de passe, liste de ses equipements, historique factures, </text:span><text:span text:style-name="T3">historique des interventions, </text:span><text:span text:style-name="T2">type d’électroménagés, marque, modèle, num <text:s/>de série, spécificités. </text:span><text:span text:style-name="T1">solde, </text:span><text:span text:style-name="T2">factures,</text:span><text:span text:style-name="T1"> calandrier des entretiens planifié, </text:span><text:span text:style-name="T4">requete de reparation</text:span><text:span text:style-name="T1">).</text:span></text:p>
          </table:table-cell>
        </table:table-row>
        <table:table-row table:style-name="TableLine93905951239424">
          <table:table-cell table:style-name="Table1.A2" office:value-type="string">
            <text:p text:style-name="P4">Employés (tech)</text:p>
          </table:table-cell>
          <table:table-cell table:style-name="Table1.B2" office:value-type="string">
            <text:p text:style-name="P4">#Employés, département, <text:s/>/*</text:p>
          </table:table-cell>
        </table:table-row>
        <table:table-row table:style-name="TableLine93905951239424">
          <table:table-cell table:style-name="Table1.A2" office:value-type="string">
            <text:p text:style-name="P2">Camions</text:p>
          </table:table-cell>
          <table:table-cell table:style-name="Table1.B2" office:value-type="string">
            <text:p text:style-name="P6">#Code-barres, quantitées, prix</text:p>
          </table:table-cell>
        </table:table-row>
        <table:table-row table:style-name="TableLine93905951239424">
          <table:table-cell table:style-name="Table1.A2" office:value-type="string">
            <text:p text:style-name="P2">Electromneager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3905951239424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Line939059512394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39059512394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39059512394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39059512394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39059512394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39059512394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39059512394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775e" officeooo:paragraph-rsid="0002775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ctionnair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0:56:32.554903484</meta:creation-date>
    <dc:date>2022-04-07T12:23:39.808394665</dc:date>
    <meta:editing-duration>PT36M15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14" meta:word-count="73" meta:character-count="646" meta:non-whitespace-character-count="584"/>
  </office:meta>
</office:document-meta>
</file>